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zon 6</text:p>
      <text:p text:style-name="P1">Od pewnego czasu trwa sezon na spojlery, jak i mniej lub bardziej oficjalne daty premiery. Ale wyczekiwanie właśnie się skończyło, bo dosłownie na dniach przed publikacją numeru pojawiła się oficjalna informacja – sezon 6 startuje 26 marca.</text:p>
      <text:p text:style-name="P1"/>
      <text:p text:style-name="P1"/>
      <text:p text:style-name="P1">Zapowiedź kolejnego „Equestria Girls” </text:p>
      <text:p text:style-name="P1">W międzyczasie pojawiła się także informacja o kolejnej części przygód zhumanizowanych kucyków, o wdzięcznym podtytule „Legend of Everfree”. </text:p>
      <text:p text:style-name="P1"/>
      <text:p text:style-name="P1">Duo Cartoonist</text:p>
      <text:p text:style-name="P1">Z okazji nowego roku nasza utalentowana para animatorów wrzuciła animatik do zapowiedzianej produkcji „The Moon Rises”, który można zobaczyć <text:a xlink:type="simple" xlink:href="https://youtu.be/2VJH4ue5i60" text:style-name="Internet_20_link" text:visited-style-name="Visited_20_Internet_20_Link"><text:span text:style-name="T1">tutaj</text:span></text:a>. Zaś jakiś czas później ogłosili, że powstanie „Children of the Night 2”. Zgadza się, oczy was nie okłamują. Duo Cartoonist przygotują kontynuację. Animatik, bo tylko on powstanie, ma nam przedstawić historię kucyka z początku pierwszej części, jak i reszty dzieci, które Luna zabrała ze sobą. Nie wiem jak wy, ale ja tej produkcji będę wyglądał z niecierpliwością i w niczym nie będzie przeszkadzał mi fakt, że nie jest to „pełna animacja”.</text:p>
      <text:p text:style-name="P1"/>
      <text:p text:style-name="P1">„Moonbow”</text:p>
      <text:p text:style-name="P1">Znacie „<text:a xlink:type="simple" xlink:href="https://youtu.be/HtMrOOtYExs" text:style-name="Internet_20_link" text:visited-style-name="Visited_20_Internet_20_Link">Dinky</text:a><text:a xlink:type="simple" xlink:href="https://youtu.be/HtMrOOtYExs" text:style-name="Internet_20_link" text:visited-style-name="Visited_20_Internet_20_Link">'</text:a><text:a xlink:type="simple" xlink:href="https://youtu.be/HtMrOOtYExs" text:style-name="Internet_20_link" text:visited-style-name="Visited_20_Internet_20_Link">s</text:a><text:a xlink:type="simple" xlink:href="https://youtu.be/HtMrOOtYExs" text:style-name="Internet_20_link" text:visited-style-name="Visited_20_Internet_20_Link"> </text:a><text:a xlink:type="simple" xlink:href="https://youtu.be/HtMrOOtYExs" text:style-name="Internet_20_link" text:visited-style-name="Visited_20_Internet_20_Link">Destiny</text:a>”? Lider animatorów, czyli Minty Root, opublikował nowy <text:a xlink:type="simple" xlink:href="https://youtu.be/jVDg511HAHc" text:style-name="Internet_20_link" text:visited-style-name="Visited_20_Internet_20_Link"><text:span text:style-name="T1">animatik</text:span></text:a>, który jest wycinkiem projektu „Moonbow”. Zaś sam autor mówi, że można myśleć o tym jak o kontynuacji „Dinky’s Destiny”.</text:p>
      <text:p text:style-name="P1"/>
      <text:p text:style-name="P1">„Fallout Equestria: The Game”</text:p>
      <text:p text:style-name="P1">Numer bez wieści od The Overmare Studio numerem straconym. Ale na szczęście to nam nie grozi, bo developerzy sami je nam podsuwają. A tą wiadomością jest udostępnienie pierwszego publicznego <text:a xlink:type="simple" xlink:href="http://theovermare.com/blog/2016/02/wave-3-demo-better-late-than-never-edition" text:style-name="Internet_20_link" text:visited-style-name="Visited_20_Internet_20_Link"><text:span text:style-name="T1">dema</text:span></text:a>. Nareszcie możemy się przekonać sami, jak wyglądają te wszystkie rzeczy, które do tej pory oglądaliśmy na filmach i zrzutach. </text:p>
      <text:p text:style-name="P1"/>
      <text:p text:style-name="P1"/>
      <text:p text:style-name="P1">„Ambient Project”<text:line-break/><text:span text:style-name="T2">Miałem kiedyś sen. Sen, że będzie kiedyś gra, którą bronies będą mogli wskazać i powiedzieć „To coś znacznie więcej niż tylko gra o kucykach”.</text:span></text:p>
      <text:p text:style-name="P1"/>
      <text:p text:style-name="P1">Takimi słowami wita nas główny developer na <text:a xlink:type="simple" xlink:href="http://www.albdifferent.com/ambientproject" text:style-name="Internet_20_link" text:visited-style-name="Visited_20_Internet_20_Link">stronie</text:a><text:a xlink:type="simple" xlink:href="http://www.albdifferent.com/ambientproject" text:style-name="Internet_20_link" text:visited-style-name="Visited_20_Internet_20_Link"> </text:a><text:a xlink:type="simple" xlink:href="http://www.albdifferent.com/ambientproject" text:style-name="Internet_20_link" text:visited-style-name="Visited_20_Internet_20_Link">gry</text:a><text:a xlink:type="simple" xlink:href="http://www.albdifferent.com/ambientproject" text:style-name="Internet_20_link" text:visited-style-name="Visited_20_Internet_20_Link"> „</text:a><text:a xlink:type="simple" xlink:href="http://www.albdifferent.com/ambientproject" text:style-name="Internet_20_link" text:visited-style-name="Visited_20_Internet_20_Link">Ambient</text:a><text:a xlink:type="simple" xlink:href="http://www.albdifferent.com/ambientproject" text:style-name="Internet_20_link" text:visited-style-name="Visited_20_Internet_20_Link">”</text:a>. Gdy to czytałem, zastanawiałem się, jak mogłem przeoczyć informacje o tym projekcie, gdy polowałem na materiały do „Wieści ze świata” w poprzednim numerze. Bo to, co aktualnie było prezentowane na przestrzeni kilku miesięcy, daje sporą nadzieję na realizację tego marzenia. </text:p>
      <text:p text:style-name="P1"/>
      <text:p text:style-name="P1">Sama gra typu action-adventure będzie podzielona na 8 epizodów plus prolog. To właśnie ten pierwszy jest aktualnie w produkcji. Opowiada ona o dwóch nieśmiertelnych siostrach – Astrum i Krinita. Jak widzicie już po imionach, możecie być pewni, że twórcy przykładają dużą wagę do tego, aby Hasbro nie zamknęło tego projektu z powodu praw autorskich. Świat jest utrzymany w stylu, którym nazwałbym krzyżówką fantasy i anime, ale dostosowane do tego, czego można byłoby się spodziewać w Equestrii. Oczywiście widać błędy i jest ich dość sporo, ale należy pamiętać, że <text:a xlink:type="simple" xlink:href="http://www.albdifferent.com/news/10" text:style-name="Internet_20_link" text:visited-style-name="Visited_20_Internet_20_Link">udostępnione</text:a><text:a xlink:type="simple" xlink:href="http://www.albdifferent.com/news/10" text:style-name="Internet_20_link" text:visited-style-name="Visited_20_Internet_20_Link"> </text:a><text:a xlink:type="simple" xlink:href="http://www.albdifferent.com/news/10" text:style-name="Internet_20_link" text:visited-style-name="Visited_20_Internet_20_Link">materiały</text:a> to na razie tylko <text:soft-page-break/>wersja alfa. I co ważniejsze, od tego czasu zespół bardzo się rozrósł. Efekty tego widać już na filmikach, gdzie twórcy <text:a xlink:type="simple" xlink:href="http://www.albdifferent.com/news/14" text:style-name="Internet_20_link" text:visited-style-name="Visited_20_Internet_20_Link"><text:span text:style-name="T1">prezentują</text:span></text:a> aktualny postęp. I to właśnie w ostatnim z nich informują, że bardzo potrzebują kolejnego animatora, bo aktualnie nie wyrabiają się z pracą. A termin wydania prologu już tuż tuż, bo wyznaczyli datę na 18 kwietnia. Oczywiście jeżeli nie posiadamy żadnych umiejętności, którymi moglibyśmy wesprzeć projekt, zawsze możemy wspomóc ich finansowo. <text:s/>W serwisie <text:a xlink:type="simple" xlink:href="https://www.patreon.com/dreamwings" text:style-name="Internet_20_link" text:visited-style-name="Visited_20_Internet_20_Link">Patreon</text:a><text:a xlink:type="simple" xlink:href="https://www.patreon.com/dreamwings" text:style-name="Internet_20_link" text:visited-style-name="Visited_20_Internet_20_Link">.</text:a><text:a xlink:type="simple" xlink:href="https://www.patreon.com/dreamwings" text:style-name="Internet_20_link" text:visited-style-name="Visited_20_Internet_20_Link">com</text:a> jest strona, gdzie możemy wspierać projekt, ofiarując co miesiąc jakąś kwotę pieniędzy. Jak wiadomo, im więcej takich comiesięcznych datków, tym bardziej twórcy będą mogli się skupić na grze, bo nie będą musieli normalnie pracować, aby mieć co włożyć do garnka.</text:p>
      <text:p text:style-name="P1"/>
      <text:p text:style-name="P1">Ja osobiście planuję zapoznanie się z grą, a następnie napisanie jej recenzji, która przy dobrych wiatrach zdąży załapać się jeszcze do przyszłego numeru.</text:p>
      <text:p text:style-name="P1"/>
      <text:p text:style-name="P1"/>
      <text:p text:style-name="P1">Wieści z Pony Congressu</text:p>
      <text:p text:style-name="P1">W imieniu całej organizacyjnej gromadki PCG2016, mam zaszczyt zaprosić was na kolejny biuletyn streszczający wszystko, co ogłosiliśmy na stronie <office:annotation><dc:date>0000-00-00T00:00:00</dc:date><text:p text:style-name="P3"><text:span text:style-name="T3">Tu nie powinno być spacji między wyrazami?</text:span></text:p></office:annotation><office:annotation><dc:date>0000-00-00T00:00:00</dc:date><text:p text:style-name="P3"><text:span text:style-name="T3">tak to wygląda w regulaminie. Ja ich po prostu kopnę jaka jest ostateczna pisownia tego</text:span></text:p></office:annotation><office:annotation><dc:date>0000-00-00T00:00:00</dc:date><text:p text:style-name="P3"><text:span text:style-name="T3">OK, poczekam.</text:span></text:p></office:annotation><office:annotation><dc:date>0000-00-00T00:00:00</dc:date><text:p text:style-name="P3"><text:span text:style-name="T3">Taka jest pisownia za którą głową ręczy McKey, który jest człowiekem z PR wyznaczonym przez Szóstego do kontaktu z nami. Wcześniej tę rolę pełnił Cygnus, ale po tym jak go wyrzuciliśmy, Szósty sam wymienił osobę współpracującą.</text:span></text:p></office:annotation>Ponycongress 2016 od poprzedniego numeru „Equestria Times”! Tym razem dużo informacji:</text:p>
      <text:p text:style-name="P1"/>
      <text:p text:style-name="P1">Mamy <text:a xlink:type="simple" xlink:href="https://ponycongress.eu/" text:style-name="Internet_20_link" text:visited-style-name="Visited_20_Internet_20_Link">naszą</text:a><text:a xlink:type="simple" xlink:href="https://ponycongress.eu/" text:style-name="Internet_20_link" text:visited-style-name="Visited_20_Internet_20_Link"> </text:a><text:a xlink:type="simple" xlink:href="https://ponycongress.eu/" text:style-name="Internet_20_link" text:visited-style-name="Visited_20_Internet_20_Link">stronę</text:a>. To tam sprzedajemy wejściówki, tam też znajdują się informacje, które zawarliśmy na FB. Tam również pojawią się kolejne, kiedy nadejdzie czas ich odtajnienia. Zostały ogłoszone pierwsze atrakcje. Są to turniej CCG MLP, turniej karaoke oraz turniej Sisters Hooves Social. Przewidziane są także panele z naszymi gośćmi oraz koncert galowy rozpoczynający konwent.</text:p>
      <text:p text:style-name="P1"/>
      <text:p text:style-name="P1">A jak już jesteśmy przy gościach, to ich lista aktualnie jest dosyć krótka, choć stale i sukcesywnie powiększana. Uraczą nas: Przewalski Ponies, ShadyVox oraz {ODTAJNIAMY W SOBOTĘ!}. Mamy też coś godnego Rarity. W zamian za waszą hojność otrzymacie kubki, pluszaki, koszulki, poduszki czy też uścisk głównego organizatora konwentu! <text:a xlink:type="simple" xlink:href="https://ponycongress.eu/indiegogo" text:style-name="Internet_20_link" text:visited-style-name="Visited_20_Internet_20_Link">[</text:a><text:a xlink:type="simple" xlink:href="https://ponycongress.eu/indiegogo" text:style-name="Internet_20_link" text:visited-style-name="Visited_20_Internet_20_Link">KLIK</text:a><text:a xlink:type="simple" xlink:href="https://ponycongress.eu/indiegogo" text:style-name="Internet_20_link" text:visited-style-name="Visited_20_Internet_20_Link">]</text:a> Dzięki waszemu wsparciu będziemy w stanie zaprosić jeszcze więcej znamienitych gości oraz przygotować najlepszy konwent po tej stronie lustra do Equestrii! Przypominam też, że liczba biletów z tzw. „fast trackiem”, czyli obsługą poza kolejką, jest ograniczona i aktualnie zostało ich tylko 5. Do tego biletu jest też dołączone sporo bardzo fajnych gadżetów! <text:a xlink:type="simple" xlink:href="https://tickets.ponycongress.eu/" text:style-name="Internet_20_link" text:visited-style-name="Visited_20_Internet_20_Link"><text:span text:style-name="T1">Click</text:span></text:a> Na dziś to wszystko, oczekujcie więcej informacji już w następnym numerze „Equestria Tim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11T00:36:04.228000000</dc:date>
    <meta:editing-duration>PT3H27M45S</meta:editing-duration>
    <meta:document-statistic meta:table-count="0" meta:image-count="0" meta:object-count="0" meta:page-count="2" meta:paragraph-count="18" meta:word-count="746" meta:character-count="5043" meta:non-whitespace-character-count="4308"/>
  </office:meta>
</office:document-meta>
</file>